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a3a" officeooo:paragraph-rsid="000caa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º dúvida:</text:p>
      <text:p text:style-name="P1"><text:tab/>Como deixar a tela responsiva</text:p>
      <text:p text:style-name="P1">2ºdúvida:</text:p>
      <text:p text:style-name="P1"><text:tab/>Como fazer o menu funcionar</text:p>
      <text:p text:style-name="P1">3ºdúvida:</text:p>
      <text:p text:style-name="P1"><text:tab/>Como fazer scroll na tela, colocando mais informações na parte de baixo e permitindo o usuário descer a tela</text:p>
      <text:p text:style-name="P1">4ºdúvida:</text:p>
      <text:p text:style-name="P1"><text:tab/>Como exibir mensagens do tipo “sucesso” ou “erro” ao clicar em botões</text:p>
      <text:p text:style-name="P1">5ºdúvida:</text:p>
      <text:p text:style-name="P1"><text:tab/>É possível deixar o código que mexe com banco de dados(que está no JFrame) em um local separado do código da tela? O “btnCadastrarActionPerformed” está como privado e nesse evento é criado um objeto e seus métodos getters e setters são chamados e inseridos no banco de dados, é possível deixar esse código em um local separado para facilitar?</text:p>
      <text:p text:style-name="P1">6ºdúvida:</text:p>
      <text:p text:style-name="P1"><text:tab/>Como criar um executável Java? Para pelo menos o projeto poder ser mostrado ao cliente, esse executável teria que ter também o banco de dados para ir gravando os dados.</text:p>
      <text:p text:style-name="P1">7ºdúvida:</text:p>
      <text:p text:style-name="P1"><text:tab/>Há algum banco de dados do próprio java? Tipo o SQLite3 do python, algo pareci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09:21:36.841000000</meta:creation-date>
    <dc:date>2023-10-31T09:58:48.417000000</dc:date>
    <meta:editing-duration>PT37M14S</meta:editing-duration>
    <meta:editing-cycles>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4" meta:word-count="153" meta:character-count="895" meta:non-whitespace-character-count="749"/>
  </office:meta>
</office:document-meta>
</file>